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style:text-underline-style="none" officeooo:rsid="00196f4b" officeooo:paragraph-rsid="00196f4b" style:font-size-asian="14pt" style:font-size-complex="14pt"/>
    </style:style>
    <style:style style:name="P2" style:family="paragraph" style:parent-style-name="Text_20_body">
      <style:text-properties style:font-name="Calibri" style:text-underline-style="none" fo:font-weight="normal" officeooo:rsid="00196f4b" officeooo:paragraph-rsid="00196f4b" style:font-weight-asian="normal" style:font-weight-complex="normal"/>
    </style:style>
    <style:style style:name="P3" style:family="paragraph" style:parent-style-name="Text_20_body">
      <style:text-properties style:font-name="Calibri" fo:font-size="14pt" style:text-underline-style="none" officeooo:rsid="00196f4b" officeooo:paragraph-rsid="00196f4b" style:font-size-asian="14pt" style:font-size-complex="14pt"/>
    </style:style>
    <style:style style:name="P4" style:family="paragraph" style:parent-style-name="Listenabsatz" style:list-style-name="L1">
      <style:paragraph-properties fo:margin-top="0cm" fo:margin-bottom="0cm" loext:contextual-spacing="false"/>
      <style:text-properties style:font-name="Calibri" fo:font-size="14pt" style:text-underline-style="none" fo:font-weight="normal" officeooo:rsid="00196f4b" officeooo:paragraph-rsid="00196f4b" style:font-size-asian="14pt" style:font-weight-asian="normal" style:font-weight-complex="normal"/>
    </style:style>
    <style:style style:name="T1" style:family="text">
      <style:text-properties officeooo:rsid="00417940"/>
    </style:style>
    <style:style style:name="T2" style:family="text">
      <style:text-properties officeooo:rsid="00083224"/>
    </style:style>
    <style:style style:name="T3" style:family="text">
      <style:text-properties officeooo:rsid="00169af0"/>
    </style:style>
    <style:style style:name="T4" style:family="text">
      <style:text-properties officeooo:rsid="001c8e1c"/>
    </style:style>
    <style:style style:name="T5" style:family="text">
      <style:text-properties officeooo:rsid="0020ad02"/>
    </style:style>
    <style:style style:name="T6" style:family="text">
      <style:text-properties officeooo:rsid="00289c3e"/>
    </style:style>
    <style:style style:name="T7" style:family="text">
      <style:text-properties officeooo:rsid="0032348e"/>
    </style:style>
    <style:style style:name="T8" style:family="text">
      <style:text-properties officeooo:rsid="003d344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fälle für Anwendungsfälle</text:p>
      <text:p text:style-name="P1"/>
      <text:p text:style-name="P1">Phase 1</text:p>
      <text:p text:style-name="P1"/>
      <text:p text:style-name="P3">1. <text:span text:style-name="T8">Veranstaltung anmelden [AF-1]</text:span></text:p>
      <text:p text:style-name="P3">1.1. Regelfall</text:p>
      <text:p text:style-name="P3">- überprüfen, ob der Student nach der Anmeldung in der Liste der Studenten ohne Team für die Veranstaltung ist.</text:p>
      <text:p text:style-name="P3">- überprüfen, ob der Student sich nicht ein weiteres Mal für die Veranstaltung anmelden kann.</text:p>
      <text:p text:style-name="P3">- überprüfen, ob </text:p>
      <text:p text:style-name="P3">1.2. Edge Cases</text:p>
      <text:p text:style-name="P3">2. <text:span text:style-name="T8">Veranstaltung abmelden [AF-2]</text:span></text:p>
      <text:p text:style-name="P3"/>
      <text:p text:style-name="P3"><text:span text:style-name="T1">P</text:span>hase2</text:p>
      <text:p text:style-name="P2"/>
      <text:list xml:id="list1656824136537487207" text:style-name="L1">
        <text:list-item>
          <text:p text:style-name="P4"><text:span text:style-name="T1">Teamerstellung [AF-3]</text:span></text:p>
        </text:list-item>
        <text:list-item>
          <text:p text:style-name="P4"><text:span text:style-name="T1">Teamlöschung [AF-4]</text:span></text:p>
        </text:list-item>
        <text:list-item>
          <text:p text:style-name="P4"><text:span text:style-name="T1">Student verlässt Team [AF-5]</text:span></text:p>
        </text:list-item>
        <text:list-item>
          <text:p text:style-name="P4">Student aus Team entfernen [AF-6]</text:p>
        </text:list-item>
        <text:list-item>
          <text:p text:style-name="P4"><text:span text:style-name="T2">Beitrittsanfrage an Team</text:span> [AF-<text:span text:style-name="T2">7</text:span>]</text:p>
        </text:list-item>
        <text:list-item>
          <text:p text:style-name="P4"><text:span text:style-name="T2">Beitrittsanfrage an Team</text:span> <text:span text:style-name="T3">zurückziehen </text:span>[AF-<text:span text:style-name="T3">8</text:span>]</text:p>
        </text:list-item>
        <text:list-item>
          <text:p text:style-name="P4"><text:span text:style-name="T4">Team lehnt Beitrittsanfrage ab</text:span>[AF-<text:span text:style-name="T4">9</text:span>]</text:p>
        </text:list-item>
        <text:list-item>
          <text:p text:style-name="P4"><text:span text:style-name="T4">Team nimmt Beitrittsanfrage an</text:span>[AF-<text:span text:style-name="T5">10</text:span>]</text:p>
        </text:list-item>
        <text:list-item>
          <text:p text:style-name="P4"><text:span text:style-name="T6">Einladung durch Team</text:span>[AF-<text:span text:style-name="T5">11</text:span>]</text:p>
        </text:list-item>
        <text:list-item>
          <text:p text:style-name="P4"><text:span text:style-name="T7">Student lehnt Einladung ab</text:span>[AF-<text:span text:style-name="T5">12</text:span>]</text:p>
        </text:list-item>
        <text:list-item>
          <text:p text:style-name="P4"><text:span text:style-name="T7">Student nimmt Einladung an</text:span>[AF-<text:span text:style-name="T5">13</text:span>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7:15:41.713000000</meta:creation-date>
    <dc:date>2015-11-13T17:47:33.202000000</dc:date>
    <meta:editing-duration>PT15M10S</meta:editing-duration>
    <meta:editing-cycles>1</meta:editing-cycles>
    <meta:document-statistic meta:table-count="0" meta:image-count="0" meta:object-count="0" meta:page-count="1" meta:paragraph-count="21" meta:word-count="108" meta:character-count="722" meta:non-whitespace-character-count="645"/>
    <meta:generator>LibreOffice/4.4.5.2$Windows_x86 LibreOffice_project/a22f674fd25a3b6f45bdebf25400ed2adff0ff99</meta:generator>
  </office:meta>
</office:document-meta>
</file>